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976" officeooo:paragraph-rsid="0013d976"/>
    </style:style>
    <style:style style:name="P2" style:family="paragraph" style:parent-style-name="Standard">
      <style:text-properties officeooo:rsid="00157f22" officeooo:paragraph-rsid="00157f22"/>
    </style:style>
    <style:style style:name="P3" style:family="paragraph" style:parent-style-name="Standard">
      <style:text-properties officeooo:paragraph-rsid="00157f22"/>
    </style:style>
    <style:style style:name="P4" style:family="paragraph" style:parent-style-name="Standard">
      <style:text-properties officeooo:paragraph-rsid="0016fe03"/>
    </style:style>
    <style:style style:name="P5" style:family="paragraph" style:parent-style-name="Standard">
      <style:text-properties officeooo:rsid="001a09c8" officeooo:paragraph-rsid="001a09c8"/>
    </style:style>
    <style:style style:name="P6" style:family="paragraph" style:parent-style-name="Standard">
      <style:text-properties officeooo:paragraph-rsid="001a09c8"/>
    </style:style>
    <style:style style:name="T1" style:family="text">
      <style:text-properties officeooo:rsid="00157f22"/>
    </style:style>
    <style:style style:name="T2" style:family="text">
      <style:text-properties officeooo:rsid="0016fe03"/>
    </style:style>
    <style:style style:name="T3" style:family="text">
      <style:text-properties officeooo:rsid="00186447"/>
    </style:style>
    <style:style style:name="T4" style:family="text">
      <style:text-properties officeooo:rsid="001a09c8"/>
    </style:style>
    <style:style style:name="T5" style:family="text">
      <style:text-properties officeooo:rsid="001b4a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) How to launch swi-prolog?</text:p>
      <text:p text:style-name="P5">Ans) When given as the only option, it prints the architecture identifier (see flag arch) and exists.</text:p>
      <text:p text:style-name="P5"/>
      <text:p text:style-name="P5">2) What is the extension of a prolog knowledge base?</text:p>
      <text:p text:style-name="P5">Ans) First what extension is used for the sources file.perl force the user of another extension on systems, where extenion have Global meaning such as OS or ISO. </text:p>
      <text:p text:style-name="P5"/>
      <text:p text:style-name="P5">3) How to load a knowledge base in prolog?</text:p>
      <text:p text:style-name="P5">Ans) A collection of facts and rules is called knowledge base.</text:p>
      <text:p text:style-name="P5"/>
      <text:p text:style-name="P5">4) How to exist a prolog session?</text:p>
      <text:p text:style-name="P5">Ans) The libraries defines sessions management based on HTTP cookies.</text:p>
      <text:p text:style-name="P5"/>
      <text:p text:style-name="P5">5) How to get help on a topic from within prolog?</text:p>
      <text:p text:style-name="P6"><text:span text:style-name="T4">Ans) </text:span>You should also be aware that I am doing this on trial and error basic, so once you've realized enough to get along. Toss this, because I don't want my errors to be your failure.</text:p>
      <text:p text:style-name="P2"/>
      <text:p text:style-name="P2"><text:span text:style-name="T5">6</text:span>) What is an atom?</text:p>
      <text:p text:style-name="P3"><text:span text:style-name="T1">Ans) It is composed of a sequence of characters that is parsed by the prolog reader as a single unit.</text:span></text:p>
      <text:p text:style-name="P1"/>
      <text:p text:style-name="P1"><text:span text:style-name="T4">7</text:span>) What is term?</text:p>
      <text:p text:style-name="P1">Ans) <text:span text:style-name="T3">Two variables with the same represent the same variables if they are in the same clause. </text:span></text:p>
      <text:p text:style-name="P1"/>
      <text:p text:style-name="P2"><text:span text:style-name="T4">8</text:span>) What is functor?</text:p>
      <text:p text:style-name="P2">Ans) <text:span text:style-name="T2">functor is used to refer to the atom at the start of a structure, along with its arity, that is, the number of arguments it takes.</text:span></text:p>
      <text:p text:style-name="P2"/>
      <text:p text:style-name="P2"><text:span text:style-name="T4">9</text:span>) What are complex terms?</text:p>
      <text:p text:style-name="P2">And) <text:span text:style-name="T2">The number of arguments that a complex term is called arity. Arity is important to prolog.</text:span></text:p>
      <text:p text:style-name="P2"/>
      <text:p text:style-name="P2"><text:span text:style-name="T4">10</text:span>) What is predicate?</text:p>
      <text:p text:style-name="P2">Ans) <text:s/><text:span text:style-name="T3">A predicate is defined by a collection of clauses. A clauses is either a rule or a fact in prolog.</text:span></text:p>
      <text:p text:style-name="P2"/>
      <text:p text:style-name="P2">1<text:span text:style-name="T4">1</text:span>) What is arity of predicate?</text:p>
      <text:p text:style-name="P4"><text:span text:style-name="T1">Ans) The arity of a functor is the <text:s/>number of arugments it takes. Every fact and rule in a prolog program and built-in predicate has an arity.</text:span></text:p>
      <text:p text:style-name="P4"/>
      <text:p text:style-name="P4"><text:span text:style-name="T2">12) What is unification?</text:span></text:p>
      <text:p text:style-name="P2">Ans) <text:span text:style-name="T3">The way in which prolog matches two terms is called unification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8:39:50.421826945</meta:creation-date>
    <dc:date>2018-09-05T19:41:48.725299631</dc:date>
    <meta:editing-duration>PT5M27S</meta:editing-duration>
    <meta:editing-cycles>1</meta:editing-cycles>
    <meta:document-statistic meta:table-count="0" meta:image-count="0" meta:object-count="0" meta:page-count="1" meta:paragraph-count="24" meta:word-count="317" meta:character-count="1678" meta:non-whitespace-character-count="1381"/>
    <meta:generator>LibreOffice/6.0.3.2$Linux_X86_64 LibreOffice_project/00m0$Build-2</meta:generator>
  </office:meta>
</office:document-meta>
</file>